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925cm" fo:min-width="10.295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655cm" fo:min-width="6.80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10.2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3.175cm" svg:x="3.857cm" svg:y="2.587cm">
          <text:p text:style-name="P1">Datafram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02cm" svg:height="1.905cm" svg:x="7.35cm" svg:y="3.857cm">
          <text:p text:style-name="P1">Optimiz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3.175cm" svg:x="3.857cm" svg:y="6.08cm">
          <text:p text:style-name="P1">Spark 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02:20:04.357159201</meta:creation-date>
    <dc:date>2021-01-24T02:21:44.565465803</dc:date>
    <meta:editing-duration>PT1M40S</meta:editing-duration>
    <meta:editing-cycles>1</meta:editing-cycles>
    <meta:document-statistic meta:object-count="3"/>
    <meta:generator>LibreOffice/7.0.3.1$Linux_X86_64 LibreOffice_project/00$Build-1</meta:generator>
  </office:meta>
</office:document-meta>
</file>